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00cc" draw:textarea-horizontal-align="justify" draw:textarea-vertical-align="middle" draw:auto-grow-height="false" fo:min-height="10.702cm" fo:min-width="15.757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 fo:min-height="3.435cm" fo:min-width="5.469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5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</style:style>
    <style:style style:name="gr8" style:family="graphic" style:parent-style-name="standard">
      <style:graphic-properties draw:stroke="none" svg:stroke-color="#000000" draw:fill="none" draw:fill-color="#ffffff" fo:min-height="2.286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</style:style>
    <style:style style:name="gr10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</style:style>
    <style:style style:name="gr11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-color="#6600cc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9999ff"/>
      <style:paragraph-properties fo:text-align="center"/>
      <style:text-properties fo:font-size="15.8999996185303pt"/>
    </style:style>
    <style:style style:name="P6" style:family="paragraph">
      <loext:graphic-properties draw:fill-color="#801900"/>
      <style:paragraph-properties fo:text-align="center"/>
      <style:text-properties fo:font-size="15.8999996185303pt"/>
    </style:style>
    <style:style style:name="P7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8" style:family="paragraph">
      <loext:graphic-properties draw:fill-color="#66ccff"/>
      <style:paragraph-properties fo:text-align="center"/>
      <style:text-properties fo:font-size="17.8999996185303pt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10" style:family="paragraph">
      <loext:graphic-properties draw:fill-color="#ff9900"/>
      <style:paragraph-properties fo:text-align="center"/>
      <style:text-properties fo:font-size="17.8999996185303pt"/>
    </style:style>
    <style:style style:name="P11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12" style:family="paragraph">
      <loext:graphic-properties draw:fill="none" draw:fill-color="#ff33ff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14" style:family="paragraph">
      <loext:graphic-properties draw:fill="none" draw:fill-color="#ffffff"/>
      <style:text-properties fo:color="#ffffff" fo:font-size="17.8999996185303pt"/>
    </style:style>
    <style:style style:name="T1" style:family="text">
      <style:text-properties fo:font-size="16pt"/>
    </style:style>
    <style:style style:name="T2" style:family="text">
      <style:text-properties fo:color="#ffffff" fo:font-size="16pt"/>
    </style:style>
    <style:style style:name="T3" style:family="text">
      <style:text-properties fo:color="#ffffff" fo:font-size="17.8999996185303pt" fo:font-weight="bold" style:font-weight-asian="bold" style:font-weight-complex="bold"/>
    </style:style>
    <style:style style:name="T4" style:family="text">
      <style:text-properties fo:font-size="17.8999996185303pt"/>
    </style:style>
    <style:style style:name="T5" style:family="text">
      <style:text-properties fo:color="#ffffff" fo:font-size="17.8999996185303pt" fo:font-weight="bold"/>
    </style:style>
    <style:style style:name="T6" style:family="text">
      <style:text-properties fo:color="#ffffff" fo:font-size="17.8999996185303pt"/>
    </style:style>
    <style:style style:name="T7" style:family="text">
      <style:text-properties fo:color="#ffffff" fo:font-size="15.8999996185303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7cm" svg:height="10.952cm" svg:x="0.55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605cm" svg:height="4.15cm" svg:x="1.065cm" svg:y="2.7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3.685cm" svg:x="10.235cm" svg:y="6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5.969cm" svg:height="1.269cm" svg:x="10.235cm" svg:y="2.808cm">
          <text:p text:style-name="P4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237cm" svg:y="4.079cm">
          <text:p text:style-name="P4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969cm" svg:height="1.269cm" svg:x="10.237cm" svg:y="5.349cm">
          <text:p text:style-name="P4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809cm" svg:height="1.115cm" svg:x="7.162cm" svg:y="10.303cm">
          <draw:text-box>
            <text:p><text:span text:style-name="T3">P4 Target</text:span></text:p>
          </draw:text-box>
        </draw:frame>
        <draw:custom-shape draw:style-name="gr7" draw:text-style-name="P8" xml:id="id1" draw:id="id1" draw:layer="layout" svg:width="6.097cm" svg:height="1.269cm" svg:x="1.32cm" svg:y="2.704cm">
          <draw:glue-point draw:id="4" svg:x="3.937cm" svg:y="5.007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.32cm" svg:y="4.065cm">
          <draw:text-box>
            <text:p text:style-name="P4"><text:span text:style-name="T5">P4 </text:span></text:p>
            <text:p text:style-name="P4"><text:span text:style-name="T5">Embedded</text:span></text:p>
            <text:p text:style-name="P4"><text:span text:style-name="T5">Controller</text:span></text:p>
          </draw:text-box>
        </draw:frame>
        <draw:custom-shape draw:style-name="gr9" draw:text-style-name="P10" draw:layer="layout" svg:width="3.049cm" svg:height="1.015cm" svg:x="11.63cm" svg:y="6.923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.049cm" svg:height="1.015cm" svg:x="11.63cm" svg:y="7.937cm">
          <text:p text:style-name="P4"><text:span text:style-name="T6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938cm" svg:x1="4.368cm" svg:y1="2.704cm" svg:x2="13.219cm" svg:y2="2.808cm" draw:start-shape="id1" draw:end-shape="id2" draw:end-glue-point="0" svg:d="M4368 2704v-1440h8851v1544" svg:viewBox="0 0 8852 1545">
          <text:p/>
        </draw:connector>
        <draw:frame draw:style-name="gr12" draw:text-style-name="P13" draw:layer="layout" svg:width="3.794cm" svg:height="1.505cm" svg:x="6.925cm" svg:y="1.266cm">
          <draw:text-box>
            <text:p><text:span text:style-name="T7">P4Runtime</text:span></text:p>
          </draw:text-box>
        </draw:frame>
        <draw:frame draw:style-name="gr13" draw:text-style-name="P14" draw:layer="layout" svg:width="3.809cm" svg:height="1.016cm" svg:x="11.227cm" svg:y="9.142cm">
          <draw:text-box>
            <text:p><text:span text:style-name="T6">P4 Pipe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45:10.083563757</meta:creation-date>
    <dc:date>2018-08-15T12:47:28.943327900</dc:date>
    <meta:editing-duration>PT2M18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